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fc88" officeooo:paragraph-rsid="000ffc88"/>
    </style:style>
    <style:style style:name="P2" style:family="paragraph" style:parent-style-name="Standard">
      <style:text-properties officeooo:rsid="000ffc88" officeooo:paragraph-rsid="00106a46"/>
    </style:style>
    <style:style style:name="P3" style:family="paragraph" style:parent-style-name="Standard">
      <style:text-properties officeooo:rsid="0011264b" officeooo:paragraph-rsid="0011264b"/>
    </style:style>
    <style:style style:name="P4" style:family="paragraph" style:parent-style-name="Standard">
      <style:text-properties officeooo:rsid="0012cabb" officeooo:paragraph-rsid="0012cabb"/>
    </style:style>
    <style:style style:name="P5" style:family="paragraph" style:parent-style-name="Standard">
      <style:paragraph-properties fo:text-align="center" style:justify-single-word="false"/>
      <style:text-properties officeooo:rsid="0014b2be" officeooo:paragraph-rsid="0014b2be"/>
    </style:style>
    <style:style style:name="P6" style:family="paragraph" style:parent-style-name="Standard">
      <style:text-properties officeooo:rsid="0012cabb" officeooo:paragraph-rsid="0012cabb"/>
    </style:style>
    <style:style style:name="P7" style:family="paragraph" style:parent-style-name="Standard">
      <style:text-properties officeooo:rsid="001b0ff7" officeooo:paragraph-rsid="001bbf96"/>
    </style:style>
    <style:style style:name="P8" style:family="paragraph" style:parent-style-name="Standard">
      <style:text-properties officeooo:rsid="001bbf96" officeooo:paragraph-rsid="001bbf96"/>
    </style:style>
    <style:style style:name="P9" style:family="paragraph" style:parent-style-name="Standard">
      <style:text-properties fo:font-weight="normal" officeooo:rsid="001bce0b" officeooo:paragraph-rsid="001bce0b" style:font-weight-asian="normal" style:font-weight-complex="normal"/>
    </style:style>
    <style:style style:name="T1" style:family="text">
      <style:text-properties officeooo:rsid="00106a46"/>
    </style:style>
    <style:style style:name="T2" style:family="text">
      <style:text-properties officeooo:rsid="0011264b"/>
    </style:style>
    <style:style style:name="T3" style:family="text">
      <style:text-properties officeooo:rsid="0014b2be"/>
    </style:style>
    <style:style style:name="T4" style:family="text">
      <style:text-properties officeooo:rsid="001bbf9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bce0b" style:font-weight-asian="bold" style:font-weight-complex="bold"/>
    </style:style>
    <style:style style:name="T7" style:family="text">
      <style:text-properties officeooo:rsid="001bce0b"/>
    </style:style>
    <style:style style:name="T8" style:family="text">
      <style:text-properties officeooo:rsid="001dcbbe"/>
    </style:style>
    <style:style style:name="T9" style:family="text">
      <style:text-properties officeooo:rsid="0020b8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Introdução</text:p>
      <text:p text:style-name="P5"/>
      <text:p text:style-name="P2"><text:tab/>A <text:s/>Premissa do trabalho foi criar uma conexão Modbus TCP <text:s/>cliente / servidor , que recebesse <text:span text:style-name="T1">valores float 32 de dois registradores, </text:span><text:span text:style-name="T3">estes estando no lado servidor.</text:span></text:p>
      <text:p text:style-name="P2"/>
      <text:p text:style-name="P2"/>
      <text:p text:style-name="P5">Procedimentos</text:p>
      <text:p text:style-name="P2"/>
      <text:p text:style-name="P2"><text:tab/>Utilizamos <text:span text:style-name="T1">com</text:span>o <text:span text:style-name="T1">ferramentas para execução da tarefa dois Programas , sendo um deste o</text:span> Visual Studio <text:span text:style-name="T9">Code </text:span><text:span text:style-name="T1">com a função da edição <text:s/>da janela de controles , e </text:span>o Mod_Rssim <text:span text:style-name="T2">com a função de conexão servidor.</text:span></text:p>
      <text:p text:style-name="P2"/>
      <text:p text:style-name="P3"><text:tab/>Para poder fazer a conexão Modbus TCP foi necessário , adicionar ao projeto a inst<text:span text:style-name="T3">â</text:span>ncia </text:p>
      <text:p text:style-name="P3">Windows forms (.Net Framework ), para Visual B<text:span text:style-name="T9">a</text:span>sic.. A versão <text:s/>Framework <text:s/>deve ser 4.5 ou superior , neste utilizamos 4.7. <text:span text:style-name="T8">Como repositório de códigos e troca de informação , usamos a plataforma do Gut hub.</text:span></text:p>
      <text:p text:style-name="P3"/>
      <text:p text:style-name="P5"/>
      <text:p text:style-name="P5"/>
      <text:p text:style-name="P4"><text:tab/>Como <text:s/>fonte , de informação <text:s/>e modelo para execução <text:s/>nos guiamos pelo video :</text:p>
      <text:p text:style-name="P4">Visual Basic Modbus TCP Client <text:s text:c="7"/><text:a xlink:type="simple" xlink:href="https://youtu.be/JzrrBvZ9P64" text:style-name="Internet_20_link" text:visited-style-name="Visited_20_Internet_20_Link">https://youtu.be/JzrrBvZ9P64</text:a></text:p>
      <text:p text:style-name="P4"/>
      <text:p text:style-name="P7"><text:tab/>Para critérios de adequação, com o trabalho <text:s/>alteramos as condições de solicitação de registradores , ficando dois ao invés de <text:span text:style-name="T4">dez o qual <text:s/>era mostrado no video ,</text:span> “ ramo cliente <text:s/>configurado no Visual Studio “ , <text:span text:style-name="T4">no Mod_</text:span><text:span text:style-name="T9">Rs</text:span><text:span text:style-name="T4">sim alteramos o formato <text:s/>das variáveis de decimal para float 32 .</text:span></text:p>
      <text:p text:style-name="P7"><text:span text:style-name="T4"><text:tab/>Estando </text:span><text:span text:style-name="T8">a janela de controle editada para as condições do trabalho </text:span><text:span text:style-name="T4">, fizemos o</text:span><text:span text:style-name="T8">s</text:span><text:span text:style-name="T4"> teste :</text:span></text:p>
      <text:p text:style-name="P7"/>
      <text:p text:style-name="P8">Teste de co<text:span text:style-name="T7">nectar</text:span> : Clicando no botão conectar</text:p>
      <text:p text:style-name="P8"><text:s text:c="31"/>mensagem retornada <text:s/><text:span text:style-name="T5">conectado.</text:span></text:p>
      <text:p text:style-name="P4"/>
      <text:p text:style-name="P8">Teste de <text:span text:style-name="T7">des</text:span>c<text:span text:style-name="T7">onectar</text:span> : Clicando no botão <text:span text:style-name="T7">des</text:span>conectar</text:p>
      <text:p text:style-name="P8"><text:s text:c="36"/>mensagem retornada <text:s/><text:span text:style-name="T6">des</text:span><text:span text:style-name="T5">conectado.</text:span></text:p>
      <text:p text:style-name="P8"><text:span text:style-name="T5"/></text:p>
      <text:p text:style-name="P9">Teste de falha de conexão : <text:s/>Desconectamos o <text:span text:style-name="T9">Mod_Rssim </text:span>;</text:p>
      <text:p text:style-name="P9"><text:s text:c="46"/><text:span text:style-name="T4">Clicando no botão conectar ;</text:span></text:p>
      <text:p text:style-name="P9"><text:s text:c="46"/><text:span text:style-name="T4">mensagem retornada <text:s/></text:span><text:span text:style-name="T5">Erro de conexão !</text:span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8T23:40:58.199000000</meta:creation-date>
    <dc:date>2021-06-09T21:58:40.577000000</dc:date>
    <meta:editing-duration>PT7H4M18S</meta:editing-duration>
    <meta:editing-cycles>5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7" meta:word-count="244" meta:character-count="1645" meta:non-whitespace-character-count="1229"/>
  </office:meta>
</office:document-meta>
</file>